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64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14.579cm"/>
    </style:style>
    <style:style style:name="co4" style:family="table-column">
      <style:table-column-properties fo:break-before="auto" style:column-width="15.676cm"/>
    </style:style>
    <style:style style:name="co5" style:family="table-column">
      <style:table-column-properties fo:break-before="auto" style:column-width="10.186cm"/>
    </style:style>
    <style:style style:name="co6" style:family="table-column">
      <style:table-column-properties fo:break-before="auto" style:column-width="10.019cm"/>
    </style:style>
    <style:style style:name="co7" style:family="table-column">
      <style:table-column-properties fo:break-before="auto" style:column-width="10.158cm"/>
    </style:style>
    <style:style style:name="co8" style:family="table-column">
      <style:table-column-properties fo:break-before="auto" style:column-width="6.782cm"/>
    </style:style>
    <style:style style:name="co9" style:family="table-column">
      <style:table-column-properties fo:break-before="auto" style:column-width="1.707cm"/>
    </style:style>
    <style:style style:name="co10" style:family="table-column">
      <style:table-column-properties fo:break-before="auto" style:column-width="8.216cm"/>
    </style:style>
    <style:style style:name="co11" style:family="table-column">
      <style:table-column-properties fo:break-before="auto" style:column-width="10.525cm"/>
    </style:style>
    <style:style style:name="co12" style:family="table-column">
      <style:table-column-properties fo:break-before="auto" style:column-width="14.466cm"/>
    </style:style>
    <style:style style:name="co13" style:family="table-column">
      <style:table-column-properties fo:break-before="auto" style:column-width="6.078cm"/>
    </style:style>
    <style:style style:name="co14" style:family="table-column">
      <style:table-column-properties fo:break-before="auto" style:column-width="11.481cm"/>
    </style:style>
    <style:style style:name="co15" style:family="table-column">
      <style:table-column-properties fo:break-before="auto" style:column-width="12.129cm"/>
    </style:style>
    <style:style style:name="co16" style:family="table-column">
      <style:table-column-properties fo:break-before="auto" style:column-width="14.325cm"/>
    </style:style>
    <style:style style:name="co17" style:family="table-column">
      <style:table-column-properties fo:break-before="auto" style:column-width="17.082cm"/>
    </style:style>
    <style:style style:name="co18" style:family="table-column">
      <style:table-column-properties fo:break-before="auto" style:column-width="17.392cm"/>
    </style:style>
    <style:style style:name="co19" style:family="table-column">
      <style:table-column-properties fo:break-before="auto" style:column-width="11.959cm"/>
    </style:style>
    <style:style style:name="co20" style:family="table-column">
      <style:table-column-properties fo:break-before="auto" style:column-width="12.017cm"/>
    </style:style>
    <style:style style:name="co21" style:family="table-column">
      <style:table-column-properties fo:break-before="auto" style:column-width="12.608cm"/>
    </style:style>
    <style:style style:name="co22" style:family="table-column">
      <style:table-column-properties fo:break-before="auto" style:column-width="15.93cm"/>
    </style:style>
    <style:style style:name="co23" style:family="table-column">
      <style:table-column-properties fo:break-before="auto" style:column-width="10.749cm"/>
    </style:style>
    <style:style style:name="co24" style:family="table-column">
      <style:table-column-properties fo:break-before="auto" style:column-width="10.77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661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82cm" fo:break-before="auto" style:use-optimal-row-height="false"/>
    </style:style>
    <style:style style:name="ro12" style:family="table-row">
      <style:table-row-properties style:row-height="0.609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ta1" style:family="table" style:master-page-name="PageStyle_5f_Mostrar_20_información_20_de_20_evento">
      <style:table-properties table:display="true" style:writing-mode="lr-tb"/>
    </style:style>
    <style:style style:name="ta2" style:family="table" style:master-page-name="PageStyle_5f_Mostrar_20_resultados_20_finales">
      <style:table-properties table:display="true" style:writing-mode="lr-tb"/>
    </style:style>
    <style:style style:name="ta3" style:family="table" style:master-page-name="PageStyle_5f_Recibir_20_votos">
      <style:table-properties table:display="true" style:writing-mode="lr-tb"/>
    </style:style>
    <style:style style:name="ta4" style:family="table" style:master-page-name="PageStyle_5f_Registrar_20_tendenci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tru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strar información de even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Mostrar información de evento.(Tipico)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1" office:value-type="string">
            <text:p>Defectos encontrados</text:p>
          </table:table-cell>
          <table:table-cell table:style-name="ce2" table:number-columns-repeated="2"/>
          <table:table-cell table:number-columns-repeated="1021"/>
        </table:table-row>
        <table:table-row table:style-name="ro3">
          <table:table-cell table:style-name="ce1" office:value-type="string">
            <text:p>Resultados obtenidos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1" office:value-type="string">
            <text:p>Resultados esperados</text:p>
          </table:table-cell>
          <table:table-cell table:style-name="ce4" office:value-type="string">
            <text:p>1. Muestra fechas importantes del evento.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1"/>
          <table:table-cell table:style-name="ce4" office:value-type="string">
            <text:p>2. Muestra tabla de tendencias ya registradas.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1"/>
          <table:table-cell table:style-name="ce4"/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Ent-1</text:p>
          </table:table-cell>
          <table:table-cell table:style-name="ce2" office:value-type="string">
            <text:p>N/A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Ent-2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Ent-3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Mostrar información de evento.(Tipico)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Defectos encontrados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Resultados obtenidos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Resultados esperados</text:p>
          </table:table-cell>
          <table:table-cell table:style-name="ce2" office:value-type="string">
            <text:p>1. Deja de mostrar ventana de información.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/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Ent-1</text:p>
          </table:table-cell>
          <table:table-cell table:style-name="ce2" office:value-type="string">
            <text:p>Click(Continuar).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Ent-2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Ent-3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5" table:number-rows-repeated="6">
          <table:table-cell table:style-name="ce3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8">
          <table:table-cell table:style-name="ce3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8">
          <table:table-cell table:style-name="ce3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8">
          <table:table-cell table:style-name="ce3"/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8">
          <table:table-cell table:style-name="ce3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7">
          <table:table-cell table:style-name="ce3"/>
          <table:table-cell table:number-columns-repeated="1023"/>
        </table:table-row>
        <table:table-row table:style-name="ro5" table:number-rows-repeated="10485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strar resultados finales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1021" table:default-cell-style-name="Default"/>
        <table:table-row table:style-name="ro1">
          <table:table-cell table:style-name="ce1" office:value-type="string">
            <text:p>Mostrar resultados finales.(Tipico)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1" office:value-type="string">
            <text:p>Defectos encontrados</text:p>
          </table:table-cell>
          <table:table-cell table:style-name="ce2" table:number-columns-repeated="2"/>
          <table:table-cell table:number-columns-repeated="1021"/>
        </table:table-row>
        <table:table-row table:style-name="ro6">
          <table:table-cell table:style-name="ce1" office:value-type="string">
            <text:p>Resultados obtenidos</text:p>
          </table:table-cell>
          <table:table-cell table:style-name="ce2" table:number-columns-repeated="2"/>
          <table:table-cell table:number-columns-repeated="1021"/>
        </table:table-row>
        <table:table-row table:style-name="ro7">
          <table:table-cell table:style-name="ce1" office:value-type="string">
            <text:p>Resultados esperados</text:p>
          </table:table-cell>
          <table:table-cell table:style-name="ce2" office:value-type="string">
            <text:p>Muestra resultados, hora y fecha de evento seleccionado.</text:p>
          </table:table-cell>
          <table:table-cell table:style-name="ce2" office:value-type="string">
            <text:p>1. Rechaza consultar.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2"/>
          <table:table-cell table:style-name="ce2" office:value-type="string">
            <text:p>2. Solicita año de creación o de nombre de evento como campos obligatorios.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Ent-1</text:p>
          </table:table-cell>
          <table:table-cell table:style-name="ce2" office:value-type="string">
            <text:p>getSelectedLabel(año de creación del evento).</text:p>
          </table:table-cell>
          <table:table-cell table:style-name="ce2" office:value-type="string">
            <text:p>No selecciona año de creación o nombre de evento o tema.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Ent-2</text:p>
          </table:table-cell>
          <table:table-cell table:style-name="ce2" office:value-type="string">
            <text:p>getSelectedLabel(nombre de evento).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Ent-3</text:p>
          </table:table-cell>
          <table:table-cell table:style-name="ce2" office:value-type="string">
            <text:p>getSelectedLabel(tema).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Ent-4</text:p>
          </table:table-cell>
          <table:table-cell table:style-name="ce2" office:value-type="string">
            <text:p>Click(consultar).</text:p>
          </table:table-cell>
          <table:table-cell table:style-name="ce2" office:value-type="string">
            <text:p>Click(consultar).</text:p>
          </table:table-cell>
          <table:table-cell table:number-columns-repeated="1021"/>
        </table:table-row>
        <table:table-row table:style-name="ro1" table:number-rows-repeated="3">
          <table:table-cell table:style-name="ce1"/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4">
          <table:table-cell table:style-name="ce1" office:value-type="string">
            <text:p>Mostrar resultados finales.(Excepcional)</text:p>
          </table:table-cell>
          <table:table-cell table:number-columns-repeated="1023"/>
        </table:table-row>
        <table:table-row table:style-name="ro8">
          <table:table-cell table:style-name="ce3" office:value-type="string">
            <text:p>Defectos encontrados</text:p>
          </table:table-cell>
          <table:table-cell table:number-columns-repeated="1023"/>
        </table:table-row>
        <table:table-row table:style-name="ro9">
          <table:table-cell table:style-name="ce3" office:value-type="string">
            <text:p>Resultados obtenidos</text:p>
          </table:table-cell>
          <table:table-cell table:number-columns-repeated="1023"/>
        </table:table-row>
        <table:table-row table:style-name="ro10">
          <table:table-cell table:style-name="ce3" office:value-type="string">
            <text:p>Resultados esperados</text:p>
          </table:table-cell>
          <table:table-cell office:value-type="string">
            <text:p>1. No se muestran resultados de ningun evento.</text:p>
          </table:table-cell>
          <table:table-cell table:number-columns-repeated="1022"/>
        </table:table-row>
        <table:table-row table:style-name="ro10">
          <table:table-cell table:style-name="ce3"/>
          <table:table-cell table:number-columns-repeated="1023"/>
        </table:table-row>
        <table:table-row table:style-name="ro5">
          <table:table-cell table:style-name="ce3" office:value-type="string">
            <text:p>Ent-1</text:p>
          </table:table-cell>
          <table:table-cell office:value-type="string">
            <text:p>No selecciona ningún campo.</text:p>
          </table:table-cell>
          <table:table-cell table:number-columns-repeated="1022"/>
        </table:table-row>
        <table:table-row table:style-name="ro5">
          <table:table-cell table:style-name="ce3" office:value-type="string">
            <text:p>Ent-2</text:p>
          </table:table-cell>
          <table:table-cell office:value-type="string">
            <text:p>Click(cancelar)</text:p>
          </table:table-cell>
          <table:table-cell table:number-columns-repeated="1022"/>
        </table:table-row>
        <table:table-row table:style-name="ro5">
          <table:table-cell table:style-name="ce3" office:value-type="string">
            <text:p>Ent-3</text:p>
          </table:table-cell>
          <table:table-cell table:number-columns-repeated="1023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cibir votos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20" table:default-cell-style-name="Default"/>
        <table:table-row table:style-name="ro9">
          <table:table-cell table:style-name="ce3" office:value-type="string">
            <text:p>Recibir votos.(Tipico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Defectos encontrados</text:p>
          </table:table-cell>
          <table:table-cell table:number-columns-repeated="1023"/>
        </table:table-row>
        <table:table-row table:style-name="ro11">
          <table:table-cell table:style-name="ce3" office:value-type="string">
            <text:p>Resultados obtenidos</text:p>
          </table:table-cell>
          <table:table-cell table:number-columns-repeated="1023"/>
        </table:table-row>
        <table:table-row table:style-name="ro8">
          <table:table-cell table:style-name="ce3" office:value-type="string">
            <text:p>Resultados esperados</text:p>
          </table:table-cell>
          <table:table-cell office:value-type="string">
            <text:p>1. Se registra el voto en para la tendencia correspondiente.</text:p>
          </table:table-cell>
          <table:table-cell office:value-type="string">
            <text:p>1. Se registra voto como contabilizado pero para ninguna tendencia.</text:p>
          </table:table-cell>
          <table:table-cell office:value-type="string">
            <text:p>1. Se registra el voto en para la tendencia correspondiente.</text:p>
          </table:table-cell>
          <table:table-cell table:number-columns-repeated="1020"/>
        </table:table-row>
        <table:table-row table:style-name="ro5">
          <table:table-cell table:style-name="ce3"/>
          <table:table-cell office:value-type="string">
            <text:p>2. Muestra mensaje de confirmación de transacción procesada.</text:p>
          </table:table-cell>
          <table:table-cell/>
          <table:table-cell office:value-type="string">
            <text:p>2. Muestra mensaje de confirmación de transacción procesada.</text:p>
          </table:table-cell>
          <table:table-cell table:number-columns-repeated="1020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3" office:value-type="string">
            <text:p>Ent-1</text:p>
          </table:table-cell>
          <table:table-cell office:value-type="string">
            <text:p>Selecciona VOTAR en tendencia de preferencia.Click(VOTAR).</text:p>
          </table:table-cell>
          <table:table-cell office:value-type="string">
            <text:p>Selecciona VOTAR en voto nulo. Click(VOTAR).</text:p>
          </table:table-cell>
          <table:table-cell office:value-type="string">
            <text:p>Selecciona VOTAR en tendencia de preferencia.Click(VOTAR).</text:p>
          </table:table-cell>
          <table:table-cell table:number-columns-repeated="1020"/>
        </table:table-row>
        <table:table-row table:style-name="ro5">
          <table:table-cell table:style-name="ce3" office:value-type="string">
            <text:p>Ent-2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Ent-3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4">
          <table:table-cell table:style-name="ce3" office:value-type="string">
            <text:p>Recibir votos.(Alternativo)</text:p>
          </table:table-cell>
          <table:table-cell table:number-columns-repeated="1023"/>
        </table:table-row>
        <table:table-row table:style-name="ro12">
          <table:table-cell table:style-name="ce3" office:value-type="string">
            <text:p>Defectos encontrados</text:p>
          </table:table-cell>
          <table:table-cell table:number-columns-repeated="1023"/>
        </table:table-row>
        <table:table-row table:style-name="ro12">
          <table:table-cell table:style-name="ce3" office:value-type="string">
            <text:p>Resultados obtenidos</text:p>
          </table:table-cell>
          <table:table-cell table:number-columns-repeated="1023"/>
        </table:table-row>
        <table:table-row table:style-name="ro13">
          <table:table-cell table:style-name="ce3" office:value-type="string">
            <text:p>Resultados esperados</text:p>
          </table:table-cell>
          <table:table-cell office:value-type="string">
            <text:p>1. Muestra información de tendencia.</text:p>
          </table:table-cell>
          <table:table-cell office:value-type="string">
            <text:p>1. Muestra resultados con graficos del evento hasta el momento.</text:p>
          </table:table-cell>
          <table:table-cell table:number-columns-repeated="1021"/>
        </table:table-row>
        <table:table-row table:style-name="ro5">
          <table:table-cell table:style-name="ce3"/>
          <table:table-cell table:number-columns-repeated="2" office:value-type="string">
            <text:p>2. Vuelve a mostrar la ventana de efectuar voto.</text:p>
          </table:table-cell>
          <table:table-cell table:number-columns-repeated="1021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3" office:value-type="string">
            <text:p>Ent-1</text:p>
          </table:table-cell>
          <table:table-cell office:value-type="string">
            <text:p>Selecciona Click(Ver información de tendencia).</text:p>
          </table:table-cell>
          <table:table-cell table:number-columns-repeated="1022"/>
        </table:table-row>
        <table:table-row table:style-name="ro5">
          <table:table-cell table:style-name="ce3" office:value-type="string">
            <text:p>Ent-2</text:p>
          </table:table-cell>
          <table:table-cell/>
          <table:table-cell office:value-type="string">
            <text:p>Selecciona Click(Ver resultados hasta el momento).</text:p>
          </table:table-cell>
          <table:table-cell table:number-columns-repeated="1021"/>
        </table:table-row>
        <table:table-row table:style-name="ro5">
          <table:table-cell table:style-name="ce3" office:value-type="string">
            <text:p>Ent-3</text:p>
          </table:table-cell>
          <table:table-cell table:number-columns-repeated="1023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gistrar tendencia" table:style-name="ta4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number-columns-repeated="1012" table:default-cell-style-name="Default"/>
        <table:table-row table:style-name="ro5">
          <table:table-cell table:style-name="ce3" office:value-type="string">
            <text:p>Registrar tendencia(Tipico)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Defectos encontrados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Resultados obtenidos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Resultados esperados</text:p>
          </table:table-cell>
          <table:table-cell office:value-type="string">
            <text:p>1.Aparece la ventana de “Registrar tendencia elección”.</text:p>
          </table:table-cell>
          <table:table-cell office:value-type="string">
            <text:p>1. Aparece la ventana de “Registrar tendencia plebiscito”.</text:p>
          </table:table-cell>
          <table:table-cell table:number-columns-repeated="1021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3" office:value-type="string">
            <text:p>Ent-1</text:p>
          </table:table-cell>
          <table:table-cell office:value-type="string">
            <text:p>getSelectedLabel(evento elección).</text:p>
          </table:table-cell>
          <table:table-cell office:value-type="string">
            <text:p>Seleccionar evento plebiscito.</text:p>
          </table:table-cell>
          <table:table-cell table:number-columns-repeated="1021"/>
        </table:table-row>
        <table:table-row table:style-name="ro5">
          <table:table-cell table:style-name="ce3" office:value-type="string">
            <text:p>Ent-2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Ent-3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" office:value-type="string">
            <text:p>Registrar tendencia(Tipico)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Defectos encontrados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Resultados obtenidos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Resultados esperados</text:p>
          </table:table-cell>
          <table:table-cell office:value-type="string">
            <text:p>1. Se almacena la tendencia con el nombre digitado.</text:p>
          </table:table-cell>
          <table:table-cell table:number-columns-repeated="2" office:value-type="string">
            <text:p>1. Rechaza registro.</text:p>
          </table:table-cell>
          <table:table-cell table:number-columns-repeated="1020"/>
        </table:table-row>
        <table:table-row table:style-name="ro5">
          <table:table-cell table:style-name="ce3"/>
          <table:table-cell office:value-type="string">
            <text:p>2. Se almacenan los datos del candidato junto con su foto.</text:p>
          </table:table-cell>
          <table:table-cell office:value-type="string">
            <text:p>2. Solicita nombre de tendencia como campo obligatorio.</text:p>
          </table:table-cell>
          <table:table-cell office:value-type="string">
            <text:p>2. Solicita cédula de candidato como campo obligatorio.</text:p>
          </table:table-cell>
          <table:table-cell table:number-columns-repeated="1020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3" office:value-type="string">
            <text:p>Ent-1</text:p>
          </table:table-cell>
          <table:table-cell office:value-type="string">
            <text:p>Digitar nombre de grupo o partido.</text:p>
          </table:table-cell>
          <table:table-cell office:value-type="string">
            <text:p>No digita nombre de tendencia.</text:p>
          </table:table-cell>
          <table:table-cell office:value-type="string">
            <text:p>Digita nombre de tendencia.</text:p>
          </table:table-cell>
          <table:table-cell table:number-columns-repeated="1020"/>
        </table:table-row>
        <table:table-row table:style-name="ro5">
          <table:table-cell table:style-name="ce3" office:value-type="string">
            <text:p>Ent-2</text:p>
          </table:table-cell>
          <table:table-cell office:value-type="string">
            <text:p>Digita nombre, apellidos, cédula, nacionalidad, puesto de candidatura y nacionalidad.</text:p>
          </table:table-cell>
          <table:table-cell office:value-type="string">
            <text:p><text:s/>Digita datos del candidato.</text:p>
          </table:table-cell>
          <table:table-cell office:value-type="string">
            <text:p>Digita datos del candidato y no la cédula.</text:p>
          </table:table-cell>
          <table:table-cell table:number-columns-repeated="1020"/>
        </table:table-row>
        <table:table-row table:style-name="ro5">
          <table:table-cell table:style-name="ce3" office:value-type="string">
            <text:p>Ent-3</text:p>
          </table:table-cell>
          <table:table-cell office:value-type="string">
            <text:p><text:s/>getSelectedItem(foto a adjuntar).</text:p>
          </table:table-cell>
          <table:table-cell table:number-columns-repeated="1022"/>
        </table:table-row>
        <table:table-row table:style-name="ro5">
          <table:table-cell table:style-name="ce3" office:value-type="string">
            <text:p>Ent-4</text:p>
          </table:table-cell>
          <table:table-cell office:value-type="string">
            <text:p>Click( continuar).</text:p>
          </table:table-cell>
          <table:table-cell office:value-type="string">
            <text:p>Click( continuar).</text:p>
          </table:table-cell>
          <table:table-cell office:value-type="string">
            <text:p>Click( continuar).</text:p>
          </table:table-cell>
          <table:table-cell table:number-columns-repeated="1020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3" office:value-type="string">
            <text:p>Registrar tendencia(Tipico)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Defectos encontrados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Resultados obtenidos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Resultados esperados</text:p>
          </table:table-cell>
          <table:table-cell office:value-type="string">
            <text:p>1. Muestra ventana de “Digitar información de elección”.</text:p>
          </table:table-cell>
          <table:table-cell office:value-type="string">
            <text:p>1. Rechaza selección.</text:p>
          </table:table-cell>
          <table:table-cell table:number-columns-repeated="1021"/>
        </table:table-row>
        <table:table-row table:style-name="ro5">
          <table:table-cell table:style-name="ce3"/>
          <table:table-cell/>
          <table:table-cell office:value-type="string">
            <text:p>2. Solicita campo de nombre de tendencia como campo obligatorio.</text:p>
          </table:table-cell>
          <table:table-cell table:number-columns-repeated="1021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3" office:value-type="string">
            <text:p>Ent-1</text:p>
          </table:table-cell>
          <table:table-cell office:value-type="string">
            <text:p>Digita nombre de tendencia.</text:p>
          </table:table-cell>
          <table:table-cell office:value-type="string">
            <text:p>No digita nombre de tendencia.</text:p>
          </table:table-cell>
          <table:table-cell table:number-columns-repeated="1021"/>
        </table:table-row>
        <table:table-row table:style-name="ro5">
          <table:table-cell table:style-name="ce3" office:value-type="string">
            <text:p>Ent-2</text:p>
          </table:table-cell>
          <table:table-cell office:value-type="string">
            <text:p>Click(Numero de candidatos mayor a uno).</text:p>
          </table:table-cell>
          <table:table-cell office:value-type="string">
            <text:p>Click(Numero de candidatos mayor a uno).</text:p>
          </table:table-cell>
          <table:table-cell table:number-columns-repeated="1021"/>
        </table:table-row>
        <table:table-row table:style-name="ro5">
          <table:table-cell table:style-name="ce3" office:value-type="string">
            <text:p>Ent-3</text:p>
          </table:table-cell>
          <table:table-cell table:number-columns-repeated="1023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3" office:value-type="string">
            <text:p>Registrar tendencia(Tipico)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Defectos encontrados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Resultados obtenidos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Resultados esperados</text:p>
          </table:table-cell>
          <table:table-cell office:value-type="string">
            <text:p>1. Almacena información ingresada.</text:p>
          </table:table-cell>
          <table:table-cell office:value-type="string">
            <text:p>1. Almacena solo información digitada.</text:p>
          </table:table-cell>
          <table:table-cell office:value-type="string">
            <text:p>1. Almacena tendencia con nombre e información ingresada.</text:p>
          </table:table-cell>
          <table:table-cell office:value-type="string">
            <text:p>1. Rechaza registro de tendencia.</text:p>
          </table:table-cell>
          <table:table-cell table:number-columns-repeated="1019"/>
        </table:table-row>
        <table:table-row table:style-name="ro5">
          <table:table-cell table:style-name="ce3"/>
          <table:table-cell table:number-columns-repeated="3"/>
          <table:table-cell office:value-type="string">
            <text:p>2. Solicita campo de nombre de tendencia como obligatorio.</text:p>
          </table:table-cell>
          <table:table-cell table:number-columns-repeated="1019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3" office:value-type="string">
            <text:p>Ent-1</text:p>
          </table:table-cell>
          <table:table-cell office:value-type="string">
            <text:p>Digita información alentadora.</text:p>
          </table:table-cell>
          <table:table-cell office:value-type="string">
            <text:p>Digita información alentadora o digita lista de eventos o digita link y nombre de videos.</text:p>
          </table:table-cell>
          <table:table-cell office:value-type="string">
            <text:p>Ingresa nombre de tendencia.</text:p>
          </table:table-cell>
          <table:table-cell office:value-type="string">
            <text:p>No ingresa nombre de tendencia.</text:p>
          </table:table-cell>
          <table:table-cell table:number-columns-repeated="1019"/>
        </table:table-row>
        <table:table-row table:style-name="ro5">
          <table:table-cell table:style-name="ce3" office:value-type="string">
            <text:p>Ent-2</text:p>
          </table:table-cell>
          <table:table-cell office:value-type="string">
            <text:p>Digita nombre, lugar y fecha de posibles evento de campaña.</text:p>
          </table:table-cell>
          <table:table-cell/>
          <table:table-cell office:value-type="string">
            <text:p><text:s/>Ingresa información alentadora.</text:p>
          </table:table-cell>
          <table:table-cell office:value-type="string">
            <text:p>Ingresa información alentadora.</text:p>
          </table:table-cell>
          <table:table-cell table:number-columns-repeated="1019"/>
        </table:table-row>
        <table:table-row table:style-name="ro5">
          <table:table-cell table:style-name="ce3" office:value-type="string">
            <text:p>Ent-3</text:p>
          </table:table-cell>
          <table:table-cell office:value-type="string">
            <text:p>Digita nombre y link de videos o paginas relacionadas con tendencia.</text:p>
          </table:table-cell>
          <table:table-cell/>
          <table:table-cell office:value-type="string">
            <text:p>Ingresa nombre y link de videos o paginas web.</text:p>
          </table:table-cell>
          <table:table-cell office:value-type="string">
            <text:p>Ingresa nombre y link de videos o paginas web.</text:p>
          </table:table-cell>
          <table:table-cell table:number-columns-repeated="1019"/>
        </table:table-row>
        <table:table-row table:style-name="ro5">
          <table:table-cell table:style-name="ce3" office:value-type="string">
            <text:p>Ent-4</text:p>
          </table:table-cell>
          <table:table-cell office:value-type="string">
            <text:p>Click(continuar).</text:p>
          </table:table-cell>
          <table:table-cell office:value-type="string">
            <text:p>Click(continuar).</text:p>
          </table:table-cell>
          <table:table-cell office:value-type="string">
            <text:p>Click(continuar).</text:p>
          </table:table-cell>
          <table:table-cell office:value-type="string">
            <text:p>Click(continuar).</text:p>
          </table:table-cell>
          <table:table-cell table:number-columns-repeated="1019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3" office:value-type="string">
            <text:p>Registrar tendencia(Alternativo)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Defectos encontrados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Resultados obtenidos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Resultados esperados</text:p>
          </table:table-cell>
          <table:table-cell office:value-type="string">
            <text:p>1. Almacena candidato con datos ingresados.</text:p>
          </table:table-cell>
          <table:table-cell office:value-type="string">
            <text:p>1. Rechaza ingreso de candidato.</text:p>
          </table:table-cell>
          <table:table-cell table:number-columns-repeated="1021"/>
        </table:table-row>
        <table:table-row table:style-name="ro5">
          <table:table-cell table:style-name="ce3"/>
          <table:table-cell office:value-type="string">
            <text:p>2. Muestra candidato almacenado en lista de candidatos.</text:p>
          </table:table-cell>
          <table:table-cell office:value-type="string">
            <text:p>2. Solicita campo cédula como obligatorio.</text:p>
          </table:table-cell>
          <table:table-cell table:number-columns-repeated="1021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3" office:value-type="string">
            <text:p>Ent-1</text:p>
          </table:table-cell>
          <table:table-cell office:value-type="string">
            <text:p>Indica nombre, apellido, puesto, cédula y nacionalidad del candidato.</text:p>
          </table:table-cell>
          <table:table-cell office:value-type="string">
            <text:p>Indica datos de candidato y no la cédula.</text:p>
          </table:table-cell>
          <table:table-cell table:number-columns-repeated="1021"/>
        </table:table-row>
        <table:table-row table:style-name="ro5">
          <table:table-cell table:style-name="ce3" office:value-type="string">
            <text:p>Ent-2</text:p>
          </table:table-cell>
          <table:table-cell office:value-type="string">
            <text:p>Click(Agregar).</text:p>
          </table:table-cell>
          <table:table-cell table:number-columns-repeated="1022"/>
        </table:table-row>
        <table:table-row table:style-name="ro5">
          <table:table-cell table:style-name="ce3" office:value-type="string">
            <text:p>Ent-3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" office:value-type="string">
            <text:p>Registrar tendencia(Excepcional)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Defectos encontrados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Resultados obtenidos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Resultados esperados</text:p>
          </table:table-cell>
          <table:table-cell table:number-columns-repeated="2" office:value-type="string">
            <text:p>1. No almacena tendencia con los datos ingresados.</text:p>
          </table:table-cell>
          <table:table-cell table:number-columns-repeated="1021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3" office:value-type="string">
            <text:p>Ent-1</text:p>
          </table:table-cell>
          <table:table-cell office:value-type="string">
            <text:p>Ingresa nombre de tendencia o datos de candidato.</text:p>
          </table:table-cell>
          <table:table-cell office:value-type="string">
            <text:p>Ingresa nombre de tendencia o información de tendencia.</text:p>
          </table:table-cell>
          <table:table-cell table:number-columns-repeated="1021"/>
        </table:table-row>
        <table:table-row table:style-name="ro5">
          <table:table-cell table:style-name="ce3" office:value-type="string">
            <text:p>Ent-2</text:p>
          </table:table-cell>
          <table:table-cell office:value-type="string">
            <text:p>Click(cancelar).</text:p>
          </table:table-cell>
          <table:table-cell office:value-type="string">
            <text:p>Click(cancelar).</text:p>
          </table:table-cell>
          <table:table-cell table:number-columns-repeated="1021"/>
        </table:table-row>
        <table:table-row table:style-name="ro5">
          <table:table-cell table:style-name="ce3" office:value-type="string">
            <text:p>Ent-3</text:p>
          </table:table-cell>
          <table:table-cell table:number-columns-repeated="1023"/>
        </table:table-row>
        <table:table-row table:style-name="ro5" table:number-rows-repeated="104851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5000" number:language="es" number:country="ES">
      <number:number number:min-integer-digits="1"/>
    </number:number-style>
    <number:number-style style:name="N5103P0" style:volatile="true" number:language="es" number:country="ES">
      <number:number number:decimal-places="0" number:min-integer-digits="1" number:grouping="true"/>
      <number:text> €</number:text>
    </number:number-style>
    <number:number-style style:name="N5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3P0"/>
    </number:number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2" number:min-integer-digits="1" number:grouping="true"/>
      <number:text> €</number:text>
    </number:number-style>
    <number:number-style style:name="N5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5P0"/>
    </number:number-style>
    <number:number-style style:name="N5106P0" style:volatile="true" number:language="es" number:country="ES">
      <number:number number:decimal-places="2" number:min-integer-digits="1" number:grouping="true"/>
      <number:text> €</number:text>
    </number:number-style>
    <number:number-style style:name="N5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6P0"/>
    </number:number-style>
    <number:date-style style:name="N5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08" number:language="es" number:country="ES">
      <number:day number:style="long"/>
      <number:text>-</number:text>
      <number:month number:textual="true"/>
    </number:date-style>
    <number:date-style style:name="N5109" number:language="es" number:country="ES">
      <number:month number:textual="true"/>
      <number:text>-</number:text>
      <number:year/>
    </number:date-style>
    <number:time-style style:name="N5110" number:language="es" number:country="ES">
      <number:hours/>
      <number:text>:</number:text>
      <number:minutes number:style="long"/>
      <number:text> </number:text>
      <number:am-pm/>
    </number:time-style>
    <number:time-style style:name="N5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s" number:country="ES">
      <number:hours/>
      <number:text>:</number:text>
      <number:minutes number:style="long"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es" number:country="ES">
      <number:number number:decimal-places="0" number:min-integer-digits="1" number:grouping="true"/>
      <number:text>   </number:text>
    </number:number-style>
    <number:number-style style:name="N5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es" number:country="ES">
      <number:number number:decimal-places="0" number:min-integer-digits="1" number:grouping="true"/>
      <number:text>   </number:text>
    </number:number-style>
    <number:number-style style:name="N5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es" number:country="ES">
      <number:number number:decimal-places="2" number:min-integer-digits="1" number:grouping="true"/>
      <number:text>   </number:text>
    </number:number-style>
    <number:number-style style:name="N5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es" number:country="ES">
      <number:number number:decimal-places="2" number:min-integer-digits="1" number:grouping="true"/>
      <number:text>   </number:text>
    </number:number-style>
    <number:number-style style:name="N5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5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19P2" style:volatile="true" number:language="es" number:country="ES">
      <number:text> -    </number:text>
    </number:number-style>
    <number:text-style style:name="N5119" number:language="es" number:country="ES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5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20P2" style:volatile="true" number:language="es" number:country="ES">
      <number:text> - € </number:text>
    </number:number-style>
    <number:text-style style:name="N5120" number:language="es" number:country="ES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5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21" number:language="es" number:country="ES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5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22" number:language="es" number:country="ES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time-style style:name="N5123" number:language="es" number:country="ES">
      <number:minutes number:style="long"/>
      <number:text>:</number:text>
      <number:seconds number:style="long"/>
    </number:time-style>
    <number:time-style style:name="N5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5" number:language="es" number:country="ES">
      <number:minutes number:style="long"/>
      <number:text>:</number:text>
      <number:seconds number:style="long" number:decimal-places="1"/>
    </number:time-style>
    <number:number-style style:name="N5126" number:language="es" number:country="E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strar_20_información_20_de_20_evento" style:display-name="PageStyle_Mostrar información de eve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strar_20_resultados_20_finales" style:display-name="PageStyle_Mostrar resultados fina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cibir_20_votos" style:display-name="PageStyle_Recibir vo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gistrar_20_tendencia" style:display-name="PageStyle_Registrar tendenci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be</meta:initial-creator>
    <dc:creator>Rebe</dc:creator>
    <meta:creation-date>2013-04-21T13:59:05</meta:creation-date>
    <dc:date>2013-04-22T03:34:25</dc:date>
    <meta:generator>LibreOffice/3.6$Linux_x86 LibreOffice_project/932b512-69e3009-7a10e5c-fc86223-a55908</meta:generator>
    <meta:document-statistic meta:table-count="4" meta:cell-count="17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